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96cm" style:type="right"/>
        </style:tab-stops>
      </style:paragraph-properties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amil Pek</text:span><text:tab/>Kościerzyna, 24.04.2015</text:p>
      <text:p text:style-name="Standard">Uniwersytet Gdański</text:p>
      <text:p text:style-name="Standard">Wydział Matematyki, Fizyki <text:s/>i Informatyki</text:p>
      <text:p text:style-name="Standard"/>
      <text:p text:style-name="Standard">Dokumentacja bazy danych „Liga Piłkarska”.</text:p>
      <text:p text:style-name="Standard"/>
      <text:list xml:id="list1680036483" text:style-name="L1">
        <text:list-item>
          <text:p text:style-name="P2">Tematyka Bazy.</text:p>
        </text:list-item>
      </text:list>
      <text:p text:style-name="Standard"/>
      <text:list xml:id="list1954453041" text:continue-numbering="true" text:style-name="L1">
        <text:list-header>
          <text:p text:style-name="P4">Tematem bazy danych jest organizacja rozgrywek piłkarskich na podstawie III ligi z sezonu 2013/2014 grupa pomorsko-zachodniopomorska. Baza zawiera listę sędziów, trenerów, zawodników, klubów, stadionów oraz meczy. Celem bazy jest ułatwienie w archiwizowaniu zmagań w lidze piłkarskiej i późniejszym rozstrzygnięciu, które drużyny spadają z ligi, które zostają na kolejny sezon oraz które będą cieszyć się awansem do drugiej ligi.</text:p>
          <text:p text:style-name="P4"/>
        </text:list-header>
        <text:list-item>
          <text:p text:style-name="P4">Struktura Bazy Danych.</text:p>
        </text:list-item>
      </text:list>
      <text:p text:style-name="P3"><text:tab/></text:p>
      <text:p text:style-name="P3"><text:tab/>Encje:</text:p>
      <text:list xml:id="list1273855143" text:style-name="L2">
        <text:list-item>
          <text:p text:style-name="P5">Sędzia(id, imię, nazwisko, region, licencja)</text:p>
          <text:list>
            <text:list-header>
              <text:p text:style-name="P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jster </meta:initial-creator>
    <meta:creation-date>2015-04-24T21:22:50</meta:creation-date>
    <dc:date>2015-04-24T21:31:30</dc:date>
    <dc:creator>majster </dc:creator>
    <meta:editing-duration>PT4M47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0" meta:word-count="88" meta:character-count="621" meta:non-whitespace-character-count="578"/>
  </office:meta>
</office:document-meta>
</file>